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716cm" fo:min-width="7.691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3cm" fo:min-width="1.46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598cm" fo:min-width="4.606cm" fo:padding-top="0.142cm" fo:padding-bottom="0.142cm" fo:padding-left="0.267cm" fo:padding-right="0.267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dcdcdc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loext:decorative="false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draw:fill-color="#b0e0e6" draw:textarea-horizontal-align="justify" draw:textarea-vertical-align="middle" draw:auto-grow-height="false" fo:min-height="1.632cm" fo:min-width="5.872cm" loext:decorative="false"/>
      <style:paragraph-properties style:writing-mode="lr-tb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solid" draw:fill-color="#00bfff" loext:fill-use-slide-background="false" draw:textarea-horizontal-align="justify" draw:textarea-vertical-align="middle" draw:auto-grow-height="false" fo:min-height="0.229cm" fo:min-width="1.348cm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dcdcd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b0e0e6"/>
      <style:paragraph-properties fo:text-align="start"/>
      <style:text-properties style:font-name="Liberation Mono" fo:font-size="12pt" style:font-size-asian="12pt" style:font-size-complex="12pt"/>
    </style:style>
    <style:style style:name="P8" style:family="paragraph">
      <loext:graphic-properties draw:fill="solid" draw:fill-color="#00bfff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text-position="-8% 58%" style:font-name="Liberation Sans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style:font-name="Liberation Sans" fo:font-size="12pt" fo:font-style="normal" style:font-size-asian="12pt" style:font-style-asian="normal" style:font-size-complex="12pt" style:font-style-complex="normal"/>
    </style:style>
    <style:style style:name="T7" style:family="text">
      <style:text-properties style:text-position="0% 100%" style:font-name="Liberation Sans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size-asian="12pt" style:font-size-complex="12pt"/>
    </style:style>
    <style:style style:name="T9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2" style:family="text">
      <style:text-properties style:text-position="-8% 58%" fo:font-size="12pt" fo:font-style="italic" style:text-underline-style="none" style:font-size-asian="12pt" style:font-style-asian="italic" style:font-size-complex="12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2" draw:id="id2">
          <draw:custom-shape draw:style-name="gr2" draw:text-style-name="P2" draw:layer="layout" svg:width="8.225cm" svg:height="2cm" svg:x="9.543cm" svg:y="1.424cm">
            <text:p text:style-name="P1"><text:span text:style-name="T1">info </text:span><text:span text:style-name="T2">ulong </text:span><text:span text:style-name="T3">(4, )</text:span><text:span text:style-name="T3"><text:line-break/></text:span><text:span text:style-name="T4">[</text:span><text:span text:style-name="T3">N</text:span><text:span text:style-name="T5">atm</text:span><text:span text:style-name="T6">,</text:span><text:span text:style-name="T7"> N</text:span><text:span text:style-name="T5">bas</text:span><text:span text:style-name="T6">,</text:span><text:span text:style-name="T7"> N</text:span><text:span text:style-name="T5">env</text:span><text:span text:style-name="T6">,</text:span><text:span text:style-name="T7"> sph?</text:span><text:span text:style-name="T4">]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cm" svg:height="0.514cm" draw:transform="rotate (-1.5707963267949) translate (9.54cm 1.424cm)">
            <text:p text:style-name="P3"><text:span text:style-name="T8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3" draw:id="id3">
          <draw:custom-shape draw:style-name="gr2" draw:text-style-name="P2" draw:layer="layout" svg:width="8.225cm" svg:height="2cm" svg:x="9.543cm" svg:y="3.789cm">
            <text:p text:style-name="P1"><text:span text:style-name="T1">atm </text:span><text:span text:style-name="T9">int </text:span><text:span text:style-name="T10">(</text:span><text:span text:style-name="T11">N</text:span><text:span text:style-name="T12">atm</text:span><text:span text:style-name="T10">, 6)</text:span><text:span text:style-name="T13"> </text:span><text:span text:style-name="T13"><text:line-break/></text:span><text:span text:style-name="T13">Atoms inf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cm" svg:height="0.514cm" draw:transform="rotate (-1.5707963267949) translate (9.54cm 3.789cm)">
            <text:p text:style-name="P3"><text:span text:style-name="T13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5" draw:id="id5">
          <draw:custom-shape draw:style-name="gr2" draw:text-style-name="P2" draw:layer="layout" svg:width="8.225cm" svg:height="2cm" svg:x="9.543cm" svg:y="8.463cm">
            <text:p text:style-name="P1"><text:span text:style-name="T1">env </text:span><text:span text:style-name="T2">double </text:span><text:span text:style-name="T10">(</text:span><text:span text:style-name="T11">N</text:span><text:span text:style-name="T12">env</text:span><text:span text:style-name="T10">, )</text:span><text:span text:style-name="T13"> </text:span><text:span text:style-name="T13"><text:line-break/></text:span><text:span text:style-name="T13">environm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cm" svg:height="0.514cm" draw:transform="rotate (-1.5707963267949) translate (9.54cm 8.463cm)">
            <text:p text:style-name="P3"><text:span text:style-name="T13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4" draw:id="id4">
          <draw:custom-shape draw:style-name="gr2" draw:text-style-name="P2" draw:layer="layout" svg:width="8.225cm" svg:height="2cm" svg:x="9.543cm" svg:y="6.085cm">
            <text:p text:style-name="P1"><text:span text:style-name="T1">bas </text:span><text:span text:style-name="T2">int </text:span><text:span text:style-name="T10">(</text:span><text:span text:style-name="T11">N</text:span><text:span text:style-name="T12">bas</text:span><text:span text:style-name="T10">, 8)</text:span><text:span text:style-name="T13"> </text:span><text:span text:style-name="T13"><text:line-break/></text:span><text:span text:style-name="T13">basis inf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cm" svg:height="0.514cm" draw:transform="rotate (-1.5707963267949) translate (9.54cm 6.085cm)">
            <text:p text:style-name="P3"><text:span text:style-name="T13">Dataset</text:span></text:p>
            <draw:enhanced-geometry svg:viewBox="0 0 21600 21600" draw:mirror-horizontal="true" draw:type="rectangle" draw:enhanced-path="M 0 0 L 21600 0 21600 21600 0 21600 0 0 Z N"/>
          </draw:custom-shape>
        </draw:g>
        <draw:g draw:style-name="gr1" xml:id="id1" draw:id="id1">
          <draw:custom-shape draw:style-name="gr4" draw:text-style-name="P2" draw:layer="layout" svg:width="5.14cm" svg:height="1.882cm" svg:x="1.321cm" svg:y="0.835cm">
            <text:p text:style-name="P1"><text:span text:style-name="T1">basi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882cm" svg:height="0.513cm" draw:transform="rotate (-1.5707963267949) translate (1.316cm 0.835cm)">
            <text:p text:style-name="P3"><text:span text:style-name="T13">Group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6" draw:text-style-name="P5" draw:layer="layout" svg:x1="6.461cm" svg:y1="1.776cm" svg:x2="9.026cm" svg:y2="2.424cm" draw:start-shape="id1" draw:start-glue-point="1" draw:end-shape="id2" svg:d="M6461 1776h1283v648h1282" svg:viewBox="0 0 2566 649">
          <text:p/>
        </draw:connector>
        <draw:connector draw:style-name="gr7" draw:text-style-name="P5" draw:layer="layout" svg:x1="6.461cm" svg:y1="1.776cm" svg:x2="9.026cm" svg:y2="4.789cm" draw:start-shape="id1" draw:start-glue-point="1" draw:end-shape="id3" draw:end-glue-point="3" svg:d="M6461 1776h1283v3013h1282" svg:viewBox="0 0 2566 3014">
          <text:p/>
        </draw:connector>
        <draw:connector draw:style-name="gr8" draw:text-style-name="P5" draw:layer="layout" svg:x1="6.461cm" svg:y1="1.776cm" svg:x2="9.026cm" svg:y2="7.085cm" draw:start-shape="id1" draw:start-glue-point="1" draw:end-shape="id4" draw:end-glue-point="3" svg:d="M6461 1776h1283v5309h1282" svg:viewBox="0 0 2566 5310">
          <text:p/>
        </draw:connector>
        <draw:connector draw:style-name="gr9" draw:text-style-name="P5" draw:layer="layout" svg:x1="6.461cm" svg:y1="1.776cm" svg:x2="9.026cm" svg:y2="9.463cm" draw:start-shape="id1" draw:start-glue-point="1" draw:end-shape="id5" draw:end-glue-point="3" svg:d="M6461 1776h1283v7687h1282" svg:viewBox="0 0 2566 7688">
          <text:p/>
        </draw:connector>
        <draw:g draw:style-name="gr1" xml:id="id6" draw:id="id6">
          <draw:custom-shape draw:style-name="gr10" draw:text-style-name="P7" draw:layer="layout" svg:width="6.372cm" svg:height="1.882cm" svg:x="0.912cm" svg:y="3.559cm">
            <text:p text:style-name="P6"><text:span text:style-name="T14">type=</text:span><text:span text:style-name="T14">stdl_</text:span><text:span text:style-name="T14">basis</text:span></text:p>
            <text:p text:style-name="P6"><text:span text:style-name="T14">versi</text:span><text:span text:style-name="T14">on=[1</text:span><text:span text:style-name="T14">,0]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8" draw:layer="layout" svg:width="1.882cm" svg:height="0.513cm" draw:transform="rotate (-1.5707963267949) translate (1.005cm 3.555cm)">
            <text:p text:style-name="P3"><text:span text:style-name="T13">Attr.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12" draw:text-style-name="P1" draw:layer="layout" svg:x1="3.632cm" svg:y1="2.717cm" svg:x2="3.888cm" svg:y2="3.555cm" draw:start-shape="id1" draw:start-glue-point="2" draw:end-shape="id6" draw:end-glue-point="0" svg:d="M3632 2717v428h256v410" svg:viewBox="0 0 257 83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3:27:56.965025060</meta:creation-date>
    <dc:date>2024-05-03T14:30:44.607659770</dc:date>
    <meta:editing-duration>PT1H2M43S</meta:editing-duration>
    <meta:editing-cycles>9</meta:editing-cycles>
    <meta:generator>LibreOffice/7.6.5.2$Linux_X86_64 LibreOffice_project/60$Build-2</meta:generator>
    <meta:document-statistic meta:object-count="23"/>
  </office:meta>
</office:document-meta>
</file>